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7.504cm" fo:margin-right="0cm" fo:text-indent="0cm" style:auto-text-indent="false"/>
      <style:text-properties fo:language="en" fo:country="US" officeooo:rsid="0046adce" officeooo:paragraph-rsid="00490921"/>
    </style:style>
    <style:style style:name="P2" style:family="paragraph" style:parent-style-name="Preformatted_20_Text">
      <style:text-properties fo:language="en" fo:country="US" officeooo:rsid="001bd92a" officeooo:paragraph-rsid="001bd92a"/>
    </style:style>
    <style:style style:name="P3" style:family="paragraph" style:parent-style-name="Preformatted_20_Text">
      <style:text-properties fo:language="en" fo:country="US" officeooo:rsid="0046adce" officeooo:paragraph-rsid="0046adce"/>
    </style:style>
    <style:style style:name="P4" style:family="paragraph" style:parent-style-name="Preformatted_20_Text">
      <style:text-properties fo:language="en" fo:country="US" officeooo:rsid="0046adce" officeooo:paragraph-rsid="00355ea8"/>
    </style:style>
    <style:style style:name="P5" style:family="paragraph" style:parent-style-name="Preformatted_20_Text">
      <style:paragraph-properties fo:margin-left="8.754cm" fo:margin-right="0cm" fo:text-indent="0cm" style:auto-text-indent="false"/>
      <style:text-properties fo:language="en" fo:country="US" officeooo:rsid="0046adce" officeooo:paragraph-rsid="00490921"/>
    </style:style>
    <style:style style:name="P6" style:family="paragraph" style:parent-style-name="Subtitle">
      <style:text-properties fo:language="en" fo:country="US" officeooo:rsid="00490921"/>
    </style:style>
    <style:style style:name="P7" style:family="paragraph" style:parent-style-name="Preformatted_20_Text">
      <style:text-properties officeooo:paragraph-rsid="0046adce"/>
    </style:style>
    <style:style style:name="P8" style:family="paragraph" style:parent-style-name="Preformatted_20_Text">
      <style:text-properties fo:language="en" fo:country="US" officeooo:rsid="0046adce" officeooo:paragraph-rsid="0046adce"/>
    </style:style>
    <style:style style:name="P9" style:family="paragraph" style:parent-style-name="Preformatted_20_Text">
      <style:text-properties fo:language="en" fo:country="US" officeooo:rsid="004a349f" officeooo:paragraph-rsid="004a349f"/>
    </style:style>
    <style:style style:name="P10" style:family="paragraph" style:parent-style-name="Preformatted_20_Text">
      <style:text-properties officeooo:paragraph-rsid="004a34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a349f"/>
    </style:style>
    <style:style style:name="T3" style:family="text">
      <style:text-properties fo:language="en" fo:country="US" officeooo:rsid="0046adce"/>
    </style:style>
    <style:style style:name="T4" style:family="text">
      <style:text-properties fo:language="en" fo:country="US" officeooo:rsid="004a349f"/>
    </style:style>
    <style:style style:name="T5" style:family="text">
      <style:text-properties style:font-name="Liberation Mono" fo:font-size="10pt" fo:language="en" fo:country="US" officeooo:rsid="004a349f" style:font-name-asian="Nimbus Mono L" style:font-size-asian="10pt" style:font-name-complex="Liberation Mono" style:font-size-complex="10pt"/>
    </style:style>
    <style:style style:name="T6" style:family="text">
      <style:text-properties officeooo:rsid="004b57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ограммно-аппаратные средства Web</text:p>
      <text:p text:style-name="P5">(с) Сергей Синица 2020</text:p>
      <text:p text:style-name="P1"/>
      <text:p text:style-name="P2"/>
      <text:p text:style-name="P6">ЗАДАНИЕ 6</text:p>
      <text:p text:style-name="P4"/>
      <text:p text:style-name="P3">Реализовать страницу администратора с HTTP-авторизацией для предыдущего задания.</text:p>
      <text:p text:style-name="P3">На странице должны выводиться для просмотра все введенные пользователями данные.</text:p>
      <text:p text:style-name="P3">Должна быть реализована возможность <text:span text:style-name="T2">отредактировать и </text:span>удалить данные, введенные пользователями, <text:span text:style-name="T2">посмотреть статистику по количеству пользователей с каждой сверхспособностью</text:span>. </text:p>
      <text:p text:style-name="P3"/>
      <text:p text:style-name="Subtitle">СДАЧА РАБОТЫ И ОЦЕНИВАНИЕ</text:p>
      <text:p text:style-name="P3">В Moodle на проверку отправляется ссылка на веб-страницу c формой и ссылка на</text:p>
      <text:p text:style-name="P3">репозитарий GIT.</text:p>
      <text:p text:style-name="P3">Время выполнения задания до 8 часов, включая самостоятельную работу.</text:p>
      <text:p text:style-name="P3"/>
      <text:p text:style-name="P3">За задание выставляется до 8 баллов:</text:p>
      <text:p text:style-name="P7"><text:span text:style-name="T3">- </text:span><text:span text:style-name="T5">1</text:span><text:span text:style-name="T3"> балл: использование HTTP-авторизации;</text:span></text:p>
      <text:p text:style-name="P3">- <text:span text:style-name="T2">1</text:span> балл: отображение всех введенных пользователями данных после авторизации;</text:p>
      <text:p text:style-name="P3">- <text:span text:style-name="T2">1</text:span> балл: удаление данных администратором;</text:p>
      <text:p text:style-name="P10"><text:span text:style-name="T3">- </text:span><text:span text:style-name="T5">2</text:span><text:span text:style-name="T3"> балл: </text:span><text:span text:style-name="T5">редактирование</text:span><text:span text:style-name="T3"> данных администратором;</text:span></text:p>
      <text:p text:style-name="P10"><text:span text:style-name="T3">- </text:span><text:span text:style-name="T4">1</text:span><text:span text:style-name="T3"> балл: </text:span><text:span text:style-name="T5">вывод статистики количества пользователей с каждой сверхспособностью</text:span><text:span text:style-name="T3">;</text:span></text:p>
      <text:p text:style-name="P3">- 2 балла: хранение логина и хеша пароля администратора в отдельной таблице БД.</text:p>
      <text:p text:style-name="P3"/>
      <text:p text:style-name="P3">Допускается не полное выполнение задания. Не допускается просрочка выполнения задания (просроченное</text:p>
      <text:p text:style-name="P3">задание оценивается в 0 баллов).</text:p>
      <text:p text:style-name="P3"/>
      <text:p text:style-name="Subtitle">МЕТОДИЧЕСКИЕ УКАЗАНИЯ</text:p>
      <text:p text:style-name="P3">Ознакомьтесь с содержанием лекции 8 и примерами в задании.</text:p>
      <text:p text:style-name="P9"/>
      <text:p text:style-name="P9">Для подсчета количества пользователей с каждой сверхспособностью целесообразно использовать запрос SELECT count(…) … GROUP BY <text:span text:style-name="T6">и структуру базы данных в 1-й нормальной форме. Хранить выбранные сверхспособности можно как в отдельной таблице, так и в колонках таблицы с основными данными. Хранение в отдельной таблице предпочительнее так как проще подсчитать статистику одним запросом или добавить способности без изменения структуры Б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1T11:57:28.844851518</dc:date>
    <meta:editing-duration>P1DT2H26M9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214" meta:character-count="1631" meta:non-whitespace-character-count="1438"/>
  </office:meta>
</office:document-meta>
</file>